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hm*mm²/m</text:p>
          </table:table-cell>
          <table:table-cell table:style-name="ce1" office:value-type="string" calcext:value-type="string">
            <text:p>10e-3/K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0.0265" calcext:value-type="float">
            <text:p>0,026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Blei</text:p>
          </table:table-cell>
          <table:table-cell office:value-type="float" office:value="0.208" calcext:value-type="float">
            <text:p>0,208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Edelstahl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isen</text:p>
          </table:table-cell>
          <table:table-cell office:value-type="float" office:value="0.125" calcext:value-type="float">
            <text:p>0,125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0.02214" calcext:value-type="float">
            <text:p>0,02214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Kupfer</text:p>
          </table:table-cell>
          <table:table-cell office:value-type="float" office:value="0.01721" calcext:value-type="float">
            <text:p>0,01721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Messing</text:p>
          </table:table-cell>
          <table:table-cell office:value-type="float" office:value="0.07" calcext:value-type="float">
            <text:p>0,07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Platin</text:p>
          </table:table-cell>
          <table:table-cell office:value-type="float" office:value="0.105" calcext:value-type="float">
            <text:p>0,105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Silber</text:p>
          </table:table-cell>
          <table:table-cell office:value-type="float" office:value="0.01587" calcext:value-type="float">
            <text:p>0,01587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Stahl</text:p>
          </table:table-cell>
          <table:table-cell office:value-type="float" office:value="0.15" calcext:value-type="float">
            <text:p>0,15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string" calcext:value-type="string">
            <text:p>Zinn</text:p>
          </table:table-cell>
          <table:table-cell office:value-type="float" office:value="0.109" calcext:value-type="float">
            <text:p>0,109</text:p>
          </table:table-cell>
          <table:table-cell office:value-type="float" office:value="4.5" calcext:value-type="float">
            <text:p>4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20:15:24.294000000</meta:creation-date>
    <dc:date>2022-06-28T21:05:00.883000000</dc:date>
    <meta:editing-duration>PT8M56S</meta:editing-duration>
    <meta:editing-cycles>2</meta:editing-cycles>
    <meta:generator>LibreOffice/7.2.3.2$Windows_X86_64 LibreOffice_project/d166454616c1632304285822f9c83ce2e660fd92</meta:generator>
    <meta:document-statistic meta:table-count="1" meta:cell-count="35" meta:object-count="0"/>
  </office:meta>
</office:document-meta>
</file>